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866in"/>
    </style:style>
    <style:style style:name="co2" style:family="table-column">
      <style:table-column-properties fo:break-before="auto" style:column-width="1.22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5008in"/>
    </style:style>
    <style:style style:name="co5" style:family="table-column">
      <style:table-column-properties fo:break-before="auto" style:column-width="1.3437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fo:wrap-option="wrap" style:vertical-align="top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1d41a" fo:wrap-option="wrap" style:vertical-align="top"/>
    </style:style>
    <style:style style:name="ce3" style:family="table-cell" style:parent-style-name="Default">
      <style:table-cell-properties fo:background-color="#ff8000" fo:wrap-option="wrap" style:vertical-align="top"/>
    </style:style>
    <style:style style:name="ce4" style:family="table-cell" style:parent-style-name="Default">
      <style:table-cell-properties fo:wrap-option="wrap" style:vertical-align="top"/>
    </style:style>
    <style:style style:name="ce5" style:family="table-cell" style:parent-style-name="Default">
      <style:table-cell-properties fo:background-color="transparent" fo:wrap-option="wrap" style:vertical-align="to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3" table:number-columns-repeated="4" table:default-cell-style-name="ce4"/>
        <table:table-column table:style-name="co5" table:default-cell-style-name="ce4"/>
        <table:table-column table:style-name="co3" table:number-columns-repeated="1015" table:default-cell-style-name="ce4"/>
        <table:table-row table:style-name="ro1">
          <table:table-cell table:style-name="ce1" office:value-type="string" calcext:value-type="string">
            <text:p>dag</text:p>
          </table:table-cell>
          <table:table-cell table:style-name="ce1" office:value-type="string" calcext:value-type="string">
            <text:p>variabl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remark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tab</text:p>
          </table:table-cell>
          <table:table-cell table:style-name="ce1" office:value-type="string" calcext:value-type="string">
            <text:p>period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ge_child</text:p>
          </table:table-cell>
          <table:table-cell office:value-type="string" calcext:value-type="string">
            <text:p>hs_age_years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Age at clinical assessment</text:p>
          </table:table-cell>
          <table:table-cell table:number-columns-repeated="3"/>
          <table:table-cell office:value-type="string" calcext:value-type="string">
            <text:p>years</text:p>
          </table:table-cell>
          <table:table-cell table:number-columns-repeated="2" office:value-type="string" calcext:value-type="string">
            <text:p>clinical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irPollution_child</text:p>
          </table:table-cell>
          <table:table-cell office:value-type="string" calcext:value-type="string">
            <text:p>hs_no2_dy_hs_t 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o2 value (extrapolated back in time using ratio method) (weighted average) one day before hs test at total environments (home, school, other places and commuting)</text:p>
          </table:table-cell>
          <table:table-cell table:number-columns-repeated="3"/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irPollution_child</text:p>
          </table:table-cell>
          <table:table-cell office:value-type="string" calcext:value-type="string">
            <text:p>hs_nox_dy_hs_t 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ox value (extrapolated back in time using ratio method) (weighted average) one day before hs test at total environments (home, school, other places and commuting)</text:p>
          </table:table-cell>
          <table:table-cell table:number-columns-repeated="3"/>
          <table:table-cell office:value-type="string" calcext:value-type="string">
            <text:p>microg / m4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irPollution_child</text:p>
          </table:table-cell>
          <table:table-cell office:value-type="string" calcext:value-type="string">
            <text:p>hs_pm10_dy_hs_t 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m10 value (extrapolated back in time using ratio method) (weighted average) one day before hs test at total environments (home, school, other places and commuting)</text:p>
          </table:table-cell>
          <table:table-cell table:number-columns-repeated="3"/>
          <table:table-cell office:value-type="string" calcext:value-type="string">
            <text:p>microg / m5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irPollution_child</text:p>
          </table:table-cell>
          <table:table-cell office:value-type="string" calcext:value-type="string">
            <text:p>hs_pm25_dy_hs_t 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m25 value (extrapolated back in time using ratio method) (weighted average) one day before hs test at total environments (home, school, other places and commuting)</text:p>
          </table:table-cell>
          <table:table-cell table:number-columns-repeated="3"/>
          <table:table-cell office:value-type="string" calcext:value-type="string">
            <text:p>microg / m6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irPollution_preg</text:p>
          </table:table-cell>
          <table:table-cell office:value-type="string" calcext:value-type="string">
            <text:p>h_no2_ratio_t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o2 value (extrapolated back in time using ratio method) during 1st trimester</text:p>
          </table:table-cell>
          <table:table-cell table:number-columns-repeated="3"/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irPollution_preg</text:p>
          </table:table-cell>
          <table:table-cell office:value-type="string" calcext:value-type="string">
            <text:p>h_no2_ratio_t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o2 value (extrapolated back in time using ratio method) during 2nd trimester</text:p>
          </table:table-cell>
          <table:table-cell table:number-columns-repeated="3"/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irPollution_preg</text:p>
          </table:table-cell>
          <table:table-cell office:value-type="string" calcext:value-type="string">
            <text:p>h_no2_ratio_t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o2 value (extrapolated back in time using ratio method) during 3rd trimester</text:p>
          </table:table-cell>
          <table:table-cell table:number-columns-repeated="3"/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irPollution_preg</text:p>
          </table:table-cell>
          <table:table-cell office:value-type="string" calcext:value-type="string">
            <text:p>h_nox_ratio_t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ox value (extrapolated back in time using ratio method) during 1st trimester</text:p>
          </table:table-cell>
          <table:table-cell table:number-columns-repeated="3"/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irPollution_preg</text:p>
          </table:table-cell>
          <table:table-cell office:value-type="string" calcext:value-type="string">
            <text:p>h_nox_ratio_t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ox value (extrapolated back in time using ratio method) during 2nd trimester</text:p>
          </table:table-cell>
          <table:table-cell table:number-columns-repeated="3"/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irPollution_preg</text:p>
          </table:table-cell>
          <table:table-cell office:value-type="string" calcext:value-type="string">
            <text:p>h_nox_ratio_t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ox value (extrapolated back in time using ratio method) during 3rd trimester</text:p>
          </table:table-cell>
          <table:table-cell table:number-columns-repeated="3"/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irPollution_preg</text:p>
          </table:table-cell>
          <table:table-cell office:value-type="string" calcext:value-type="string">
            <text:p>h_pm10_ratio_t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m10 value (extrapolated back in time using ratio method) during 1st trimester</text:p>
          </table:table-cell>
          <table:table-cell table:number-columns-repeated="3"/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irPollution_preg</text:p>
          </table:table-cell>
          <table:table-cell office:value-type="string" calcext:value-type="string">
            <text:p>h_pm10_ratio_t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m10 value (extrapolated back in time using ratio method) during 2nd trimester</text:p>
          </table:table-cell>
          <table:table-cell table:number-columns-repeated="3"/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irPollution_preg</text:p>
          </table:table-cell>
          <table:table-cell office:value-type="string" calcext:value-type="string">
            <text:p>h_pm10_ratio_t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m10 value (extrapolated back in time using ratio method) during 3rd trimester</text:p>
          </table:table-cell>
          <table:table-cell table:number-columns-repeated="3"/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irPollution_preg</text:p>
          </table:table-cell>
          <table:table-cell office:value-type="string" calcext:value-type="string">
            <text:p>h_pm25_ratio_t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m25 value (extrapolated back in time using ratio method) during 1st trimester</text:p>
          </table:table-cell>
          <table:table-cell table:number-columns-repeated="3"/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irPollution_preg</text:p>
          </table:table-cell>
          <table:table-cell office:value-type="string" calcext:value-type="string">
            <text:p>h_pm25_ratio_t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m25 value (extrapolated back in time using ratio method) during 2nd trimester</text:p>
          </table:table-cell>
          <table:table-cell table:number-columns-repeated="3"/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irPollution_preg</text:p>
          </table:table-cell>
          <table:table-cell office:value-type="string" calcext:value-type="string">
            <text:p>h_pm25_ratio_t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m25 value (extrapolated back in time using ratio method) during 3rd trimester</text:p>
          </table:table-cell>
          <table:table-cell table:number-columns-repeated="3"/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reastfeeding</text:p>
          </table:table-cell>
          <table:table-cell office:value-type="string" calcext:value-type="string">
            <text:p>h_bf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breastfeeding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never, ever</text:p>
          </table:table-cell>
          <table:table-cell table:number-columns-repeated="2"/>
          <table:table-cell office:value-type="string" calcext:value-type="string">
            <text:p>Diet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w</text:p>
          </table:table-cell>
          <table:table-cell office:value-type="string" calcext:value-type="string">
            <text:p>e3_b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irthweight</text:p>
          </table:table-cell>
          <table:table-cell table:number-columns-repeated="3"/>
          <table:table-cell office:value-type="string" calcext:value-type="string">
            <text:p>g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e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ethyl phthalate (MEP)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e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ethyl phthalate (ME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e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ethyl phthalate (ME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ib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iso-butyl phthalate (MiBP)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ib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iso-buty phthalate (MiB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ib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iso-butyl phthalate (MiB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nb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n-butyl phthalate (MnBP)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nb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n-butyl phthalate (MnB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nb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n-butyl phthalate (MnB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bz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 benzyl phthalate (MbzP)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bz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 benzyl phthalate (MBz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bz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 benzyl phthalate (MBz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eh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hexyl phthalate (MEHP)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eh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2-ethylhexyl phthalate (MEH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eh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hexyl phthalate (MEH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ehh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-5-hydroxyhexyl phthalate (MEHHP)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table:style-name="ce5" office:value-type="string" calcext:value-type="string">
            <text:p>hs_mehh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2-ethyl-5-hydroxyhexyl phthalate (MEHH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ehh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-5-hydroxyhexyl phthalate (MEHH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eoh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-5-oxohexyl phthalate (MEOHP)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eoh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2-ethyl-5-oxohexyl phthalate (MEOH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eoh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-5-oxohexyl phthalate (MEOH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ecp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 5-carboxypentyl phthalate (MECPP)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ecp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2-ethyl 5-carboxypentyl phthalate (MECP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ecp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 5-carboxypentyl phthalate (MECP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ohmin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4-methyl-7-hydroxyoctyl phthalate (OHMiNP)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ohmin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4-methyl-7-hydroxyoctyl phthalate (OHMiN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ohmin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4-methyl-7-hydroxyoctyl phthalate (OHMiN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oxomin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4-methyl-7-oxooctyl phthalate (OXOMiNP)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oxomin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4-methyl-7-oxooctyl phthalate (OXOMiN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oxomin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4-methyl-7-oxooctyl phthalate (OXOMiN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atrix_cphthalate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rix used for phthalate analysis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Plasma, Serum, Whole blood, Urine</text:p>
          </table:table-cell>
          <table:table-cell table:number-columns-repeated="2"/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table:style-name="ce5" office:value-type="string" calcext:value-type="string">
            <text:p>hs_sample_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Type of urine sample collection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CUX, MUX, NUX</text:p>
          </table:table-cell>
          <table:table-cell office:value-type="string" calcext:value-type="string">
            <text:p>Combined urine night and morning, Morning urine, Night urine</text:p>
          </table:table-cell>
          <table:table-cell/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epa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thyl paraben (MEPA)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epa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ethyl paraben (MEPA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epa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thyl paraben (MEPA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etpa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Ethyl paraben (ETPA)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etpa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ethyl paraben (ETPA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etpa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Ethyl paraben (ETPA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prpa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ropyl paraben (PRPA)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prpa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Propyl paraben (PRPA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prpa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ropyl paraben (PRPA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bpa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isphenol A (BPA)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bpa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bisphenol A (BPA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bpa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isphenol A (BPA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bupa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-Butyl paraben (BUPA)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bupa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N-Butyl paraben (BUPA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bupa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-Butyl paraben (BUPA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oxbe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Oxybenzone (OXBE)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oxbe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Oxybenzone (OXBE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oxbe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Oxybenzone (OXBE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trcs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riclosan (TRCS)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trcs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triclosan (TRCS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trcs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riclosan (TRCS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atrix_cphenol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rix used for the phenol analysis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Plasma, Serum, Whole blood, Urine</text:p>
          </table:table-cell>
          <table:table-cell table:number-columns-repeated="2"/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dm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phosphate (DMP)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dm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dimethyl phosphate (DM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dm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phosphate (DM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dmt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thiophosphate (DMTP)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dmt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dimethyl thiophosphate (DMT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dmt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thiophosphate (DMT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dmdtp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dithiophosphate (DMDTP)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dmdt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dimethyl dithiophosphate (DMDT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dmdtp_cdich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Dichotomous variable of dimethyl dithiophosphate (DMDTP)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Detected, Undetected</text:p>
          </table:table-cell>
          <table:table-cell office:value-type="string" calcext:value-type="string">
            <text:p>Values above the limit of quantification, Values below the limit of quantification</text:p>
          </table:table-cell>
          <table:table-cell office:value-type="string" calcext:value-type="string">
            <text:p>≥80% of the values were &lt;limit of detection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dmdt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dithiophosphate (DMDT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de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phosphate (DEP)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de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diethyl phosphate (DE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de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phosphate (DE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det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thiophosphate (DETP)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det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diethyl thiophosphate (DET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det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thiophosphate (DET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dedt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diethyl dithiophosphate (DEDT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dedtp_cdich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Dichotomous variable of diethyl dithiophosphate (DEDTP)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Detected, Undetected</text:p>
          </table:table-cell>
          <table:table-cell office:value-type="string" calcext:value-type="string">
            <text:p>Values above the limit of quantification, Values below the limit of quantification</text:p>
          </table:table-cell>
          <table:table-cell office:value-type="string" calcext:value-type="string">
            <text:p>≥80% of the values were &lt;limit of detection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dedt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dithiophosphate (DEDT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dedtp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dithiophosphate (DEDTP) 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/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atrix_cpesticide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rix used for the pesticides analysis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Plasma, Serum, Whole blood, Urine</text:p>
          </table:table-cell>
          <table:table-cell table:number-columns-repeated="2"/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s_SNPs</text:p>
          </table:table-cell>
          <table:table-cell office:value-type="string" calcext:value-type="string">
            <text:p>rs105791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hemicals_SNPs</text:p>
          </table:table-cell>
          <table:table-cell office:value-type="string" calcext:value-type="string">
            <text:p>rs11525049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hemicals_SNPs</text:p>
          </table:table-cell>
          <table:table-cell office:value-type="string" calcext:value-type="string">
            <text:p>rs1169202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hemicals_SNPs</text:p>
          </table:table-cell>
          <table:table-cell office:value-type="string" calcext:value-type="string">
            <text:p>rs1224856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hemicals_SNPs</text:p>
          </table:table-cell>
          <table:table-cell office:value-type="string" calcext:value-type="string">
            <text:p>rs1233001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hemicals_SNPs</text:p>
          </table:table-cell>
          <table:table-cell office:value-type="string" calcext:value-type="string">
            <text:p>rs179980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hemicals_SNPs</text:p>
          </table:table-cell>
          <table:table-cell office:value-type="string" calcext:value-type="string">
            <text:p>rs179985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hemicals_SNPs</text:p>
          </table:table-cell>
          <table:table-cell office:value-type="string" calcext:value-type="string">
            <text:p>rs180024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hemicals_SNPs</text:p>
          </table:table-cell>
          <table:table-cell office:value-type="string" calcext:value-type="string">
            <text:p>rs180327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hemicals_SNPs</text:p>
          </table:table-cell>
          <table:table-cell office:value-type="string" calcext:value-type="string">
            <text:p>rs190202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hemicals_SNPs</text:p>
          </table:table-cell>
          <table:table-cell office:value-type="string" calcext:value-type="string">
            <text:p>rs217718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hemicals_SNPs</text:p>
          </table:table-cell>
          <table:table-cell office:value-type="string" calcext:value-type="string">
            <text:p>rs389209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hemicals_SNPs</text:p>
          </table:table-cell>
          <table:table-cell office:value-type="string" calcext:value-type="string">
            <text:p>rs424428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hemicals_SNPs</text:p>
          </table:table-cell>
          <table:table-cell office:value-type="string" calcext:value-type="string">
            <text:p>rs425369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hemicals_SNPs</text:p>
          </table:table-cell>
          <table:table-cell office:value-type="string" calcext:value-type="string">
            <text:p>rs482390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hemicals_SNPs</text:p>
          </table:table-cell>
          <table:table-cell office:value-type="string" calcext:value-type="string">
            <text:p>rs576669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hemicals_SNPs</text:p>
          </table:table-cell>
          <table:table-cell office:value-type="string" calcext:value-type="string">
            <text:p>rs66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hemicals_SNPs</text:p>
          </table:table-cell>
          <table:table-cell office:value-type="string" calcext:value-type="string">
            <text:p>rs70537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hemicals_SNPs</text:p>
          </table:table-cell>
          <table:table-cell office:value-type="string" calcext:value-type="string">
            <text:p>rs7552520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hemicals_SNPs</text:p>
          </table:table-cell>
          <table:table-cell office:value-type="string" calcext:value-type="string">
            <text:p>rs85456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hild_diet</text:p>
          </table:table-cell>
          <table:table-cell office:value-type="string" calcext:value-type="string">
            <text:p>hs_canfish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anned fish (tuna, sardines, sprat) – 1/2 small can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ld_diet</text:p>
          </table:table-cell>
          <table:table-cell office:value-type="string" calcext:value-type="string">
            <text:p>hs_canfrui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anned fruit with syrup / nectars – 1 small bowl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ld_diet</text:p>
          </table:table-cell>
          <table:table-cell office:value-type="string" calcext:value-type="string">
            <text:p>hs_cookv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oked or pureed vegetables (pumpkin, aubergine, green beans, spinach, carrots)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ld_diet</text:p>
          </table:table-cell>
          <table:table-cell office:value-type="string" calcext:value-type="string">
            <text:p>hs_fruits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Fruits (orange, kiwi, mandarines, pears, apples, bananas, berries, melon, etc)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ld_diet</text:p>
          </table:table-cell>
          <table:table-cell office:value-type="string" calcext:value-type="string">
            <text:p>hs_oilyfish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Fatty/oily fish (sardines, salmon, mackerel, tuna, trout, carp) – 1 small serving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ld_diet</text:p>
          </table:table-cell>
          <table:table-cell office:value-type="string" calcext:value-type="string">
            <text:p>hs_rawv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Raw vegetables (lettuce, tomato, onion, pepper, carrot, cucumber, etc) – 1 small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ld_diet</text:p>
          </table:table-cell>
          <table:table-cell office:value-type="string" calcext:value-type="string">
            <text:p>hs_seafood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eafood (shellfish, squid, shrimps) – 1 small serving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ld_diet</text:p>
          </table:table-cell>
          <table:table-cell office:value-type="string" calcext:value-type="string">
            <text:p>hs_whfish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Lean/white fish (flat fish, perch, fish cakes) – 1 small serving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ld_diet</text:p>
          </table:table-cell>
          <table:table-cell office:value-type="string" calcext:value-type="string">
            <text:p>hs_vitd_supp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Did your child use Vitamin D supplements?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yes, no</text:p>
          </table:table-cell>
          <table:table-cell table:number-columns-repeated="2"/>
          <table:table-cell office:value-type="string" calcext:value-type="string">
            <text:p>Supplements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ld_diet</text:p>
          </table:table-cell>
          <table:table-cell office:value-type="string" calcext:value-type="string">
            <text:p>hs_om3_supp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Did your child use Omega-3 fatty acid supplements?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yes, no</text:p>
          </table:table-cell>
          <table:table-cell table:number-columns-repeated="2"/>
          <table:table-cell office:value-type="string" calcext:value-type="string">
            <text:p>Supplements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ld_diet</text:p>
          </table:table-cell>
          <table:table-cell office:value-type="string" calcext:value-type="string">
            <text:p>hs_fastfood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Visits a fast food restaurant/take away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office:value-type="string" calcext:value-type="string">
            <text:p>Dietary_habits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ld_diet</text:p>
          </table:table-cell>
          <table:table-cell office:value-type="string" calcext:value-type="string">
            <text:p>hs_org_food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Eats organic food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office:value-type="string" calcext:value-type="string">
            <text:p>Dietary_habits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ld_diet</text:p>
          </table:table-cell>
          <table:table-cell office:value-type="string" calcext:value-type="string">
            <text:p>hs_readymade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Eats a ready-made supermarket meal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office:value-type="string" calcext:value-type="string">
            <text:p>Dietary_habits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ld_diet</text:p>
          </table:table-cell>
          <table:table-cell office:value-type="string" calcext:value-type="string">
            <text:p>hs_total_fish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Food group: fish and seafood (hs_canfish+hs_oilyfish+hs_whfish+hs_seafood)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office:value-type="string" calcext:value-type="string">
            <text:p>Diet_food_groups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ld_diet</text:p>
          </table:table-cell>
          <table:table-cell office:value-type="string" calcext:value-type="string">
            <text:p>hs_total_v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Food group: vegetables (hs_cookveg+hs_rawveg)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office:value-type="string" calcext:value-type="string">
            <text:p>Diet_food_groups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ld_diet</text:p>
          </table:table-cell>
          <table:table-cell office:value-type="string" calcext:value-type="string">
            <text:p>hs_total_fruits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Food group: fruits (hs_canfruit+hs_dryfruit+hs_freshjuice+hs_fruits)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office:value-type="string" calcext:value-type="string">
            <text:p>Diet_food_groups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ld_smoking</text:p>
          </table:table-cell>
          <table:table-cell office:value-type="string" calcext:value-type="string">
            <text:p>hs_cotinine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tinine</text:p>
          </table:table-cell>
          <table:table-cell table:number-columns-repeated="2"/>
          <table:table-cell office:value-type="string" calcext:value-type="string">
            <text:p>Values below the limit of detection NOT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cotinin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ld_smoking</text:p>
          </table:table-cell>
          <table:table-cell office:value-type="string" calcext:value-type="string">
            <text:p>hs_cotinine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cotinin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cotinin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ld_smoking</text:p>
          </table:table-cell>
          <table:table-cell office:value-type="string" calcext:value-type="string">
            <text:p>hs_cotinine_cdich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Dichotomous variable of cotinine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Detected, Undetected</text:p>
          </table:table-cell>
          <table:table-cell office:value-type="string" calcext:value-type="string">
            <text:p>Values above the limit of quantification, Values below the limit of quantification</text:p>
          </table:table-cell>
          <table:table-cell office:value-type="string" calcext:value-type="string">
            <text:p>≥80% of the values were &lt;limit of detection</text:p>
          </table:table-cell>
          <table:table-cell office:value-type="string" calcext:value-type="string">
            <text:p>cotinin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ld_smoking</text:p>
          </table:table-cell>
          <table:table-cell office:value-type="string" calcext:value-type="string">
            <text:p>hs_cotinine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tinine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cotinin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ld_smoking</text:p>
          </table:table-cell>
          <table:table-cell office:value-type="string" calcext:value-type="string">
            <text:p>hs_matrix_ccotinin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rix used for cotinine analysis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Plasma, Serum, Whole blood, Urine</text:p>
          </table:table-cell>
          <table:table-cell table:number-columns-repeated="2"/>
          <table:table-cell office:value-type="string" calcext:value-type="string">
            <text:p>cotinin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ld_smoking</text:p>
          </table:table-cell>
          <table:table-cell office:value-type="string" calcext:value-type="string">
            <text:p>hs_tob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Which of the following best describes your consumption of tobacco?</text:p>
          </table:table-cell>
          <table:table-cell office:value-type="string" calcext:value-type="string">
            <text:p>1,2,3,4,5</text:p>
          </table:table-cell>
          <table:table-cell office:value-type="string" calcext:value-type="string">
            <text:p>Non-smoker and has never smoked, Non-smoker but previously smoked although not daily, Non-smoker but previously smoked daily, Smoker but not daily, Daily smoker</text:p>
          </table:table-cell>
          <table:table-cell table:number-columns-repeated="2"/>
          <table:table-cell table:number-columns-repeated="2" office:value-type="string" calcext:value-type="string">
            <text:p>tobacco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ld_smoking</text:p>
          </table:table-cell>
          <table:table-cell office:value-type="string" calcext:value-type="string">
            <text:p>hs_smk_parent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moking status of parents (both)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Neither, one, both</text:p>
          </table:table-cell>
          <table:table-cell table:number-columns-repeated="2"/>
          <table:table-cell table:number-columns-repeated="2" office:value-type="string" calcext:value-type="string">
            <text:p>tobacco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ld_smoking</text:p>
          </table:table-cell>
          <table:table-cell office:value-type="string" calcext:value-type="string">
            <text:p>hs_globalexp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Global exposure of the child to ETS (4 categories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no exposure, exposure only outside, exposure only inside, exposure inside and outside</text:p>
          </table:table-cell>
          <table:table-cell table:number-columns-repeated="2"/>
          <table:table-cell table:number-columns-repeated="2" office:value-type="string" calcext:value-type="string">
            <text:p>tobacco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ohort</text:p>
          </table:table-cell>
          <table:table-cell office:value-type="string" calcext:value-type="string">
            <text:p>h_cohort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Cohort name</text:p>
          </table:table-cell>
          <table:table-cell table:number-columns-repeated="4"/>
          <table:table-cell office:value-type="string" calcext:value-type="string">
            <text:p>common</text:p>
          </table:table-cell>
          <table:table-cell office:value-type="string" calcext:value-type="string">
            <text:p>OUTDOO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reatinine</text:p>
          </table:table-cell>
          <table:table-cell office:value-type="string" calcext:value-type="string">
            <text:p>hs_creatinine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mol / mL</text:p>
          </table:table-cell>
          <table:table-cell office:value-type="string" calcext:value-type="string">
            <text:p>creatinin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reatinine</text:p>
          </table:table-cell>
          <table:table-cell office:value-type="string" calcext:value-type="string">
            <text:p>hs_creatinine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creatinin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creatinin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reatinine</text:p>
          </table:table-cell>
          <table:table-cell office:value-type="string" calcext:value-type="string">
            <text:p>hs_creatinine_cg</text:p>
          </table:table-cell>
          <table:table-cell/>
          <table:table-cell office:value-type="string" calcext:value-type="string">
            <text:p>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G / L</text:p>
          </table:table-cell>
          <table:table-cell office:value-type="string" calcext:value-type="string">
            <text:p>creatinin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reatinine</text:p>
          </table:table-cell>
          <table:table-cell office:value-type="string" calcext:value-type="string">
            <text:p>hs_matrix_ccreatinin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rix used for creatinine analysis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Plasma, Serum, Whole blood, Urine</text:p>
          </table:table-cell>
          <table:table-cell table:number-columns-repeated="2"/>
          <table:table-cell office:value-type="string" calcext:value-type="string">
            <text:p>creatinin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envFactors_visit</text:p>
          </table:table-cell>
          <table:table-cell office:value-type="string" calcext:value-type="string">
            <text:p>hs_nois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No noise, Some noise, Noisy</text:p>
          </table:table-cell>
          <table:table-cell table:number-columns-repeated="2"/>
          <table:table-cell office:value-type="string" calcext:value-type="string">
            <text:p>nads</text:p>
          </table:table-cell>
          <table:table-cell office:value-type="string" calcext:value-type="string">
            <text:p>NEURO – extra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envFactors_visit</text:p>
          </table:table-cell>
          <table:table-cell office:value-type="string" calcext:value-type="string">
            <text:p>hs_healthc_tday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health on day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Normal, Health problem</text:p>
          </table:table-cell>
          <table:table-cell table:number-columns-repeated="2"/>
          <table:table-cell office:value-type="string" calcext:value-type="string">
            <text:p>nads</text:p>
          </table:table-cell>
          <table:table-cell office:value-type="string" calcext:value-type="string">
            <text:p>NEURO – extra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envFactors_visit</text:p>
          </table:table-cell>
          <table:table-cell office:value-type="string" calcext:value-type="string">
            <text:p>hs_rest_nth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rested the night before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Yes, Not as well as usual</text:p>
          </table:table-cell>
          <table:table-cell table:number-columns-repeated="2"/>
          <table:table-cell office:value-type="string" calcext:value-type="string">
            <text:p>nads</text:p>
          </table:table-cell>
          <table:table-cell office:value-type="string" calcext:value-type="string">
            <text:p>NEURO – extra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envFactors_visit</text:p>
          </table:table-cell>
          <table:table-cell office:value-type="string" calcext:value-type="string">
            <text:p>hs_mood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ood of the child in the last few days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Usual, Not usual</text:p>
          </table:table-cell>
          <table:table-cell table:number-columns-repeated="2"/>
          <table:table-cell office:value-type="string" calcext:value-type="string">
            <text:p>nads</text:p>
          </table:table-cell>
          <table:table-cell office:value-type="string" calcext:value-type="string">
            <text:p>NEURO – extra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ethnicity_child</text:p>
          </table:table-cell>
          <table:table-cell office:value-type="string" calcext:value-type="string">
            <text:p>h_ethnicity_c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Which is the ethnicity of the child?</text:p>
          </table:table-cell>
          <table:table-cell table:number-columns-repeated="2" office:value-type="string" calcext:value-type="string">
            <text:p>African, Asian, Caucasian, Native_American, Other, Pakistani, White_notEuropean</text:p>
          </table:table-cell>
          <table:table-cell table:number-columns-repeated="3"/>
          <table:table-cell office:value-type="string" calcext:value-type="string">
            <text:p>HELIX_ethnicity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ethnicity_mother</text:p>
          </table:table-cell>
          <table:table-cell office:value-type="string" calcext:value-type="string">
            <text:p>h_ethnicity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Which is the ethnicity of the mother?</text:p>
          </table:table-cell>
          <table:table-cell office:value-type="string" calcext:value-type="string">
            <text:p>1,2,3,4,5,6,7</text:p>
          </table:table-cell>
          <table:table-cell office:value-type="string" calcext:value-type="string">
            <text:p>mother white European, mother Pakistani, mother Asian, mother African, mother other, mother native American, mother white but not European</text:p>
          </table:table-cell>
          <table:table-cell table:number-columns-repeated="3"/>
          <table:table-cell office:value-type="string" calcext:value-type="string">
            <text:p>HELIX_ethnicity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amilySEP</text:p>
          </table:table-cell>
          <table:table-cell office:value-type="string" calcext:value-type="string">
            <text:p>hs_fam_car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Does your family have a car?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No, Yes, Yes two or more</text:p>
          </table:table-cell>
          <table:table-cell table:number-columns-repeated="2"/>
          <table:table-cell office:value-type="string" calcext:value-type="string">
            <text:p>Socioeconomic</text:p>
          </table:table-cell>
          <table:table-cell office:value-type="string" calcext:value-type="string">
            <text:p>socioeconomic_social_capital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amilySEP</text:p>
          </table:table-cell>
          <table:table-cell office:value-type="string" calcext:value-type="string">
            <text:p>hs_c_room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Does your child have his / her own room?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No shares with parents / caregiver, No shares with sibling(s), Yes</text:p>
          </table:table-cell>
          <table:table-cell table:number-columns-repeated="2"/>
          <table:table-cell office:value-type="string" calcext:value-type="string">
            <text:p>Socioeconomic</text:p>
          </table:table-cell>
          <table:table-cell office:value-type="string" calcext:value-type="string">
            <text:p>socioeconomic_social_capital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amilySEP</text:p>
          </table:table-cell>
          <table:table-cell office:value-type="string" calcext:value-type="string">
            <text:p>hs_wrk_m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What is your current employment status?</text:p>
          </table:table-cell>
          <table:table-cell office:value-type="string" calcext:value-type="string">
            <text:p>1,2,3,4,5,6,7,8</text:p>
          </table:table-cell>
          <table:table-cell office:value-type="string" calcext:value-type="string">
            <text:p>Employed, Unemployed, Student, Stay-at-home parent, Rehabilitation / disabled, Military, Other, Does not wish to answer</text:p>
          </table:table-cell>
          <table:table-cell table:number-columns-repeated="2"/>
          <table:table-cell office:value-type="string" calcext:value-type="string">
            <text:p>Socioeconomic</text:p>
          </table:table-cell>
          <table:table-cell office:value-type="string" calcext:value-type="string">
            <text:p>socioeconomic_social_capital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amilySEP</text:p>
          </table:table-cell>
          <table:table-cell office:value-type="string" calcext:value-type="string">
            <text:p>hs_financ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How well would you say your family is managing financially these days.</text:p>
          </table:table-cell>
          <table:table-cell office:value-type="string" calcext:value-type="string">
            <text:p>1,2,3,4,5,6</text:p>
          </table:table-cell>
          <table:table-cell office:value-type="string" calcext:value-type="string">
            <text:p>Living comfortably, Doing alright, Getting by, Finding it quite difficult, Finding it very difficult, Does not wish to answer</text:p>
          </table:table-cell>
          <table:table-cell table:number-columns-repeated="2"/>
          <table:table-cell office:value-type="string" calcext:value-type="string">
            <text:p>Socioeconomic</text:p>
          </table:table-cell>
          <table:table-cell office:value-type="string" calcext:value-type="string">
            <text:p>socioeconomic_social_capital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amilySEP</text:p>
          </table:table-cell>
          <table:table-cell office:value-type="string" calcext:value-type="string">
            <text:p>FAS_score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Family Affluence Scale (FAS II) continuous</text:p>
          </table:table-cell>
          <table:table-cell table:number-columns-repeated="4"/>
          <table:table-cell office:value-type="string" calcext:value-type="string">
            <text:p>Socioeconomic</text:p>
          </table:table-cell>
          <table:table-cell office:value-type="string" calcext:value-type="string">
            <text:p>socioeconomic_social_capital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amilySEP</text:p>
          </table:table-cell>
          <table:table-cell office:value-type="string" calcext:value-type="string">
            <text:p>FAS_cat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Family Affluence Scale (FAS II) categorical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Low, Middle, High</text:p>
          </table:table-cell>
          <table:table-cell table:number-columns-repeated="2"/>
          <table:table-cell office:value-type="string" calcext:value-type="string">
            <text:p>Socioeconomic</text:p>
          </table:table-cell>
          <table:table-cell office:value-type="string" calcext:value-type="string">
            <text:p>socioeconomic_social_capital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estational_age</text:p>
          </table:table-cell>
          <table:table-cell office:value-type="string" calcext:value-type="string">
            <text:p>e3_galmp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LMP-based GA</text:p>
          </table:table-cell>
          <table:table-cell table:style-name="Default"/>
          <table:table-cell table:number-columns-repeated="2"/>
          <table:table-cell office:value-type="string" calcext:value-type="string">
            <text:p>weeks</text:p>
          </table:table-cell>
          <table:table-cell office:value-type="string" calcext:value-type="string">
            <text:p>Gestational age</text:p>
          </table:table-cell>
          <table:table-cell/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estational_age</text:p>
          </table:table-cell>
          <table:table-cell office:value-type="string" calcext:value-type="string">
            <text:p>e3_gaultr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Gestational age estimated using ultrasound measurements if there were performed before 20 weeks of gestation</text:p>
          </table:table-cell>
          <table:table-cell table:style-name="Default"/>
          <table:table-cell table:number-columns-repeated="2"/>
          <table:table-cell office:value-type="string" calcext:value-type="string">
            <text:p>weeks</text:p>
          </table:table-cell>
          <table:table-cell office:value-type="string" calcext:value-type="string">
            <text:p>Gestational age</text:p>
          </table:table-cell>
          <table:table-cell/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estational_age</text:p>
          </table:table-cell>
          <table:table-cell office:value-type="string" calcext:value-type="string">
            <text:p>e3_gama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GA registered by the maternity records</text:p>
          </table:table-cell>
          <table:table-cell table:style-name="Default"/>
          <table:table-cell table:number-columns-repeated="2"/>
          <table:table-cell office:value-type="string" calcext:value-type="string">
            <text:p>weeks</text:p>
          </table:table-cell>
          <table:table-cell office:value-type="string" calcext:value-type="string">
            <text:p>Gestational age</text:p>
          </table:table-cell>
          <table:table-cell/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estational_age</text:p>
          </table:table-cell>
          <table:table-cell office:value-type="string" calcext:value-type="string">
            <text:p>e3_ga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mbination of the three previous variables</text:p>
          </table:table-cell>
          <table:table-cell table:style-name="Default"/>
          <table:table-cell table:number-columns-repeated="2"/>
          <table:table-cell office:value-type="string" calcext:value-type="string">
            <text:p>weeks</text:p>
          </table:table-cell>
          <table:table-cell office:value-type="string" calcext:value-type="string">
            <text:p>Gestational age</text:p>
          </table:table-cell>
          <table:table-cell/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estational_age</text:p>
          </table:table-cell>
          <table:table-cell office:value-type="string" calcext:value-type="string">
            <text:p>e3_b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irth weight</text:p>
          </table:table-cell>
          <table:table-cell table:number-columns-repeated="3"/>
          <table:table-cell office:value-type="string" calcext:value-type="string">
            <text:p>g</text:p>
          </table:table-cell>
          <table:table-cell office:value-type="string" calcext:value-type="string">
            <text:p>BW</text:p>
          </table:table-cell>
          <table:table-cell/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estational_age</text:p>
          </table:table-cell>
          <table:table-cell office:value-type="string" calcext:value-type="string">
            <text:p>e3_bh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irth head circumference</text:p>
          </table:table-cell>
          <table:table-cell table:number-columns-repeated="3"/>
          <table:table-cell office:value-type="string" calcext:value-type="string">
            <text:p>cm</text:p>
          </table:table-cell>
          <table:table-cell office:value-type="string" calcext:value-type="string">
            <text:p>BW</text:p>
          </table:table-cell>
          <table:table-cell/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estational_age</text:p>
          </table:table-cell>
          <table:table-cell office:value-type="string" calcext:value-type="string">
            <text:p>e3_bl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irth length</text:p>
          </table:table-cell>
          <table:table-cell table:number-columns-repeated="3"/>
          <table:table-cell office:value-type="string" calcext:value-type="string">
            <text:p>cm</text:p>
          </table:table-cell>
          <table:table-cell office:value-type="string" calcext:value-type="string">
            <text:p>BW</text:p>
          </table:table-cell>
          <table:table-cell/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GPF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General psychopathology factor</text:p>
          </table:table-cell>
          <table:table-cell table:number-columns-repeated="4"/>
          <table:table-cell office:value-type="string" calcext:value-type="string">
            <text:p>pfactor</text:p>
          </table:table-cell>
          <table:table-cell/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Internalizing (symptom-specific factor)</text:p>
          </table:table-cell>
          <table:table-cell table:number-columns-repeated="4"/>
          <table:table-cell office:value-type="string" calcext:value-type="string">
            <text:p>pfactor</text:p>
          </table:table-cell>
          <table:table-cell/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EX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Externalizing (symptom-specific factor)</text:p>
          </table:table-cell>
          <table:table-cell table:number-columns-repeated="4"/>
          <table:table-cell office:value-type="string" calcext:value-type="string">
            <text:p>pfactor</text:p>
          </table:table-cell>
          <table:table-cell/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cncolor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correct rejections colors 1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facolor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false alarms colors 1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hitcolor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hits colors 1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misscolor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miss colors 1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hitrt_meancolor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hit reaction time colors 1-back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cncolor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correct rejections colors 2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facolor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false alarms colors 2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hitcolor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hits colors 2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misscolor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miss colors 2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hitrt_meancolor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hit reaction time colors 2-back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cncolor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correct rejections colors 3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facolor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false alarms colors 3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hitcolor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hits colors 3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misscolor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miss colors 3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hitrt_meancolor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hit reaction time colors 3-back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cnnumero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correct rejections numbers 1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fanumero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false alarms numbers 1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hitnumero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hits numbers 1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missnumero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miss numbers 1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hitrt_meannumero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hit reaction time numbers 1-back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cnnumero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correct rejections numbers 2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fanumero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false alarms numbers 2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hitnumero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hits numbers 2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missnumero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miss numbers 2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hitrt_meannumero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hit reaction time numbers 2-back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cnnumero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correct rejections numbers 3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fanumero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false alarms numbers 3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hitnumero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hits numbers 3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missnumero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miss numbers 3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hitrt_meannumero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hit reaction time numbers 3-back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accuracy_color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ercentage of correct responses (hits and correct rejections) colors 1-back</text:p>
          </table:table-cell>
          <table:table-cell table:number-columns-repeated="3"/>
          <table:table-cell office:value-type="string" calcext:value-type="string">
            <text:p>%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dcolor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etectability colors 1-back</text:p>
          </table:table-cell>
          <table:table-cell table:number-columns-repeated="3"/>
          <table:table-cell office:value-type="string" calcext:value-type="string">
            <text:p>d'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accuracy_color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ercentage of correct responses (hits and correct rejections) colors 2-back</text:p>
          </table:table-cell>
          <table:table-cell table:number-columns-repeated="3"/>
          <table:table-cell office:value-type="string" calcext:value-type="string">
            <text:p>%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dcolor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etectability colors 2-back</text:p>
          </table:table-cell>
          <table:table-cell table:number-columns-repeated="3"/>
          <table:table-cell office:value-type="string" calcext:value-type="string">
            <text:p>d'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accuracy_color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ercentage of correct responses (hits and correct rejections) colors 3-back</text:p>
          </table:table-cell>
          <table:table-cell table:number-columns-repeated="3"/>
          <table:table-cell office:value-type="string" calcext:value-type="string">
            <text:p>%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dcolor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etectability colors 3-back</text:p>
          </table:table-cell>
          <table:table-cell table:number-columns-repeated="3"/>
          <table:table-cell office:value-type="string" calcext:value-type="string">
            <text:p>d'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accuracy_numero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ercentage of correct responses (hits and correct rejections) numbers 1-back</text:p>
          </table:table-cell>
          <table:table-cell table:number-columns-repeated="3"/>
          <table:table-cell office:value-type="string" calcext:value-type="string">
            <text:p>%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dnumero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etectability numbers 1-back</text:p>
          </table:table-cell>
          <table:table-cell table:number-columns-repeated="3"/>
          <table:table-cell office:value-type="string" calcext:value-type="string">
            <text:p>d'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accuracy_numero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ercentage of correct responses (hits and correct rejections) numbers 2-back</text:p>
          </table:table-cell>
          <table:table-cell table:number-columns-repeated="3"/>
          <table:table-cell office:value-type="string" calcext:value-type="string">
            <text:p>%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dnumero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etectability numbers 2-back</text:p>
          </table:table-cell>
          <table:table-cell table:number-columns-repeated="3"/>
          <table:table-cell office:value-type="string" calcext:value-type="string">
            <text:p>d'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accuracy_numero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ercentage of correct responses (hits and correct rejections) numbers 3-back</text:p>
          </table:table-cell>
          <table:table-cell table:number-columns-repeated="3"/>
          <table:table-cell office:value-type="string" calcext:value-type="string">
            <text:p>%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dnumero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etectability numbers 3-back</text:p>
          </table:table-cell>
          <table:table-cell table:number-columns-repeated="3"/>
          <table:table-cell office:value-type="string" calcext:value-type="string">
            <text:p>d'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correct_rave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otal of correct 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RAVEN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time_rave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Working time 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RAVEN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zeros 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incorrect responses 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ones 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correct responses 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missings 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missing responses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comisions 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commissions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congruent_mean 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of HRTs for congruent trials 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congruent_median 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dian of HRTs for congruent trials 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incongruent_me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of HRTs for incongruent trials 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incongruent_medi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dian of HRTs for incongruent trials 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center_me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of HRTs for center cue trials 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center_medi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dian of HRTs for center cue trials 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double_me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of HRTs for double cue trials 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double_medi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dian of HRTs for double cue trials 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o_me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of HRTs for no cue trials 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o_medi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dian of HRTs for no cue trials 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spatial_me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of HRTs for spatial cue trials 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spatial_medi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dian of HRTs for spatial cue trials 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center_cong_me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of HRTs for center cue and congruent trials 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center_cong_medi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dian of HRTs for center cue and congruent trials 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double_cong_me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of HRTs for double and congruent trials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double_cong_medi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dian of HRTs for double and congruent trials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o_cong_me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of HRTs for no cue and congruent trials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o_cong_medi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dian of HRTs for no cue and congruent trials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spatial_cong_me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of HRTs for spatial cue and congruent trials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spatial_cong_medi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dian of HRTs for spatial cue and congruent trials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accuracy_AN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ercentage of accuracy</text:p>
          </table:table-cell>
          <table:table-cell table:number-columns-repeated="3"/>
          <table:table-cell office:value-type="string" calcext:value-type="string">
            <text:p>%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alertin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Alerting network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orientin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Orienting network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conflic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nflict network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orienting_endogenous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Orienting endogenous network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orienting_exogenous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Orienting exogenous network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hitrt2_me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Hit Reaction Time (mean)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hitrt2_medi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Hit Reaction Time (median)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hitrtse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Hit Reaction Time Standard Error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Esc_AD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Anxious/depressed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Esc_RD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Withdrawn/Depressed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Esc_So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omatic complaints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Esc_So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ocial problems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Esc_Pe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hought problems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Esc_Ate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Attention problems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Esc_Nor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Rule-Breaking behavior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Esc_Agr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Aggressive behavior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Esc_Otr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Other problems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DSM_Afe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SM-Affective problems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DSM_Ans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SM-Anxiety problems 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DSM_So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SM-Somatic problems 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DSM_TDAH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SM-ADHD problems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DSM_Opo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SM-Oppositional problems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DSM_Co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SM-Conduct problems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Gen_In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Internalizing scales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Gen_Ex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Externalizing scales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Gen_To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otal problems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ntelligence_SNP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lipids</text:p>
          </table:table-cell>
          <table:table-cell office:value-type="string" calcext:value-type="string">
            <text:p>hs_phospho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hospholipids (phospho)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ipids</text:p>
          </table:table-cell>
          <table:table-cell office:value-type="string" calcext:value-type="string">
            <text:p>hs_phospho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phospholipids (phospho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ipids</text:p>
          </table:table-cell>
          <table:table-cell office:value-type="string" calcext:value-type="string">
            <text:p>hs_totcol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otal cholesterol (totcol)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ipids</text:p>
          </table:table-cell>
          <table:table-cell office:value-type="string" calcext:value-type="string">
            <text:p>hs_totcol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total cholesterol (totcol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ipids</text:p>
          </table:table-cell>
          <table:table-cell office:value-type="string" calcext:value-type="string">
            <text:p>hs_triglyc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riglycerides (triglyc)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ipids</text:p>
          </table:table-cell>
          <table:table-cell office:value-type="string" calcext:value-type="string">
            <text:p>hs_triglyc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triglycerides (triglyc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ipids</text:p>
          </table:table-cell>
          <table:table-cell office:value-type="string" calcext:value-type="string">
            <text:p>hs_hdlcol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HDL cholesterol (hdlcol)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ipids</text:p>
          </table:table-cell>
          <table:table-cell office:value-type="string" calcext:value-type="string">
            <text:p>hs_hdlcol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HDL cholesterol (hdlcol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ipids</text:p>
          </table:table-cell>
          <table:table-cell office:value-type="string" calcext:value-type="string">
            <text:p>hs_ldlcol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LDL cholesterol (ldlcol)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ipids</text:p>
          </table:table-cell>
          <table:table-cell office:value-type="string" calcext:value-type="string">
            <text:p>hs_ldlcol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LDL cholesterol (ldlcol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ipids</text:p>
          </table:table-cell>
          <table:table-cell office:value-type="string" calcext:value-type="string">
            <text:p>hs_chol_mper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ercentage of cholesterol in plasma or serum</text:p>
          </table:table-cell>
          <table:table-cell table:number-columns-repeated="4"/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ipids</text:p>
          </table:table-cell>
          <table:table-cell office:value-type="string" calcext:value-type="string">
            <text:p>hs_triglyc_mper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ercentage of triglycerides in plasma or serum</text:p>
          </table:table-cell>
          <table:table-cell table:number-columns-repeated="4"/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ipids</text:p>
          </table:table-cell>
          <table:table-cell office:value-type="string" calcext:value-type="string">
            <text:p>hs_phospho_mper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ercentage of phospholipids in plasma or serum</text:p>
          </table:table-cell>
          <table:table-cell table:number-columns-repeated="4"/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ipids</text:p>
          </table:table-cell>
          <table:table-cell office:value-type="string" calcext:value-type="string">
            <text:p>hs_totfat_mper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ercentage of total fat in plasma or serum</text:p>
          </table:table-cell>
          <table:table-cell table:number-columns-repeated="4"/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ipids</text:p>
          </table:table-cell>
          <table:table-cell office:value-type="string" calcext:value-type="string">
            <text:p>hs_matrix_mlipid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rix used for lipids analysis</text:p>
          </table:table-cell>
          <table:table-cell office:value-type="string" calcext:value-type="string">
            <text:p>1,2,3,4,5</text:p>
          </table:table-cell>
          <table:table-cell office:value-type="string" calcext:value-type="string">
            <text:p>Plasma, Serum, Whole blood, Urine, Cordblood</text:p>
          </table:table-cell>
          <table:table-cell table:number-columns-repeated="2"/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ipids</text:p>
          </table:table-cell>
          <table:table-cell office:value-type="string" calcext:value-type="string">
            <text:p>hs_timing_mlipid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Time when lipids sample was collected during pregnancy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1st trimester, 2<text:span text:style-name="T1">nd</text:span> trimester, 3rd trimester, Birth</text:p>
          </table:table-cell>
          <table:table-cell table:number-columns-repeated="2"/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ipids</text:p>
          </table:table-cell>
          <table:table-cell office:value-type="string" calcext:value-type="string">
            <text:p>hs_laboratory_mlipid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Laboratory where lipids were analysed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NIPH, INMA, RHEA, EDEN</text:p>
          </table:table-cell>
          <table:table-cell office:value-type="string" calcext:value-type="string">
            <text:p>Norway, Spain, Greece, France</text:p>
          </table:table-cell>
          <table:table-cell/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_folicAcid_preg</text:p>
          </table:table-cell>
          <table:table-cell office:value-type="string" calcext:value-type="string">
            <text:p>h_folic_t1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Folic acid supplementation during pregnancy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No, Yes</text:p>
          </table:table-cell>
          <table:table-cell table:number-columns-repeated="2"/>
          <table:table-cell table:number-columns-repeated="2" office:value-type="string" calcext:value-type="string">
            <text:p>Pregnancy diet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Alcohol_preg</text:p>
          </table:table-cell>
          <table:table-cell office:value-type="string" calcext:value-type="string">
            <text:p>e3_alcpreg_yn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Alcool during pregnancy</text:p>
          </table:table-cell>
          <table:table-cell table:style-name="Default" office:value-type="string" calcext:value-type="string">
            <text:p>0,1</text:p>
          </table:table-cell>
          <table:table-cell office:value-type="string" calcext:value-type="string">
            <text:p>No, Yes</text:p>
          </table:table-cell>
          <table:table-cell table:number-columns-repeated="2"/>
          <table:table-cell office:value-type="string" calcext:value-type="string">
            <text:p>Covariates pregnancy</text:p>
          </table:table-cell>
          <table:table-cell office:value-type="string" calcext:value-type="string">
            <text:p>Pregnancy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Alcohol_preg</text:p>
          </table:table-cell>
          <table:table-cell office:value-type="string" calcext:value-type="string">
            <text:p>e3_alcpreg_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Alcool during pregnancy</text:p>
          </table:table-cell>
          <table:table-cell table:style-name="Default"/>
          <table:table-cell table:number-columns-repeated="2"/>
          <table:table-cell office:value-type="string" calcext:value-type="string">
            <text:p>Glasses / week</text:p>
          </table:table-cell>
          <table:table-cell office:value-type="string" calcext:value-type="string">
            <text:p>Covariates pregnancy</text:p>
          </table:table-cell>
          <table:table-cell office:value-type="string" calcext:value-type="string">
            <text:p>Pregnancy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Alcohol_preg</text:p>
          </table:table-cell>
          <table:table-cell office:value-type="string" calcext:value-type="string">
            <text:p>e3_alcpreg_1g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Alcool during pregnancy: more than 1 glass/w</text:p>
          </table:table-cell>
          <table:table-cell table:style-name="Default" office:value-type="string" calcext:value-type="string">
            <text:p>0,1</text:p>
          </table:table-cell>
          <table:table-cell office:value-type="string" calcext:value-type="string">
            <text:p>No, Yes</text:p>
          </table:table-cell>
          <table:table-cell table:number-columns-repeated="2"/>
          <table:table-cell office:value-type="string" calcext:value-type="string">
            <text:p>Covariates pregnancy</text:p>
          </table:table-cell>
          <table:table-cell office:value-type="string" calcext:value-type="string">
            <text:p>Pregnancy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Alcohol_preg</text:p>
          </table:table-cell>
          <table:table-cell office:value-type="string" calcext:value-type="string">
            <text:p>e3_alcpreg_1gd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Alcool during pregnancy: more than 1 glass/d</text:p>
          </table:table-cell>
          <table:table-cell table:style-name="Default" office:value-type="string" calcext:value-type="string">
            <text:p>0,1</text:p>
          </table:table-cell>
          <table:table-cell office:value-type="string" calcext:value-type="string">
            <text:p>No, Yes</text:p>
          </table:table-cell>
          <table:table-cell table:number-columns-repeated="2"/>
          <table:table-cell office:value-type="string" calcext:value-type="string">
            <text:p>Covariates pregnancy</text:p>
          </table:table-cell>
          <table:table-cell office:value-type="string" calcext:value-type="string">
            <text:p>Pregnancy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Diet_preg</text:p>
          </table:table-cell>
          <table:table-cell office:value-type="string" calcext:value-type="string">
            <text:p>h_meat_pr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t comsumption during pregnancy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table:number-columns-repeated="2" office:value-type="string" calcext:value-type="string">
            <text:p>Pregnancy diet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Diet_preg</text:p>
          </table:table-cell>
          <table:table-cell office:value-type="string" calcext:value-type="string">
            <text:p>h_fish_pr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Fish comsumption during pregnancy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table:number-columns-repeated="2" office:value-type="string" calcext:value-type="string">
            <text:p>Pregnancy diet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Diet_preg</text:p>
          </table:table-cell>
          <table:table-cell office:value-type="string" calcext:value-type="string">
            <text:p>h_veg_pr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Vegetables comsumption during pregnancy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table:number-columns-repeated="2" office:value-type="string" calcext:value-type="string">
            <text:p>Pregnancy diet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Diet_preg</text:p>
          </table:table-cell>
          <table:table-cell office:value-type="string" calcext:value-type="string">
            <text:p>h_fruit_pr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Fruit comsumption during pregnancy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table:number-columns-repeated="2" office:value-type="string" calcext:value-type="string">
            <text:p>Pregnancy diet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Diet_preg</text:p>
          </table:table-cell>
          <table:table-cell office:value-type="string" calcext:value-type="string">
            <text:p>h_dairy_pr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airy comsumption during pregnancy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table:number-columns-repeated="2" office:value-type="string" calcext:value-type="string">
            <text:p>Pregnancy diet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Diet_preg</text:p>
          </table:table-cell>
          <table:table-cell office:value-type="string" calcext:value-type="string">
            <text:p>h_legume_pr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Legume comsumption during pregnancy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table:number-columns-repeated="2" office:value-type="string" calcext:value-type="string">
            <text:p>Pregnancy diet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Diet_preg</text:p>
          </table:table-cell>
          <table:table-cell office:value-type="string" calcext:value-type="string">
            <text:p>h_cereal_pr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ereal comsumption during pregnancy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table:number-columns-repeated="2" office:value-type="string" calcext:value-type="string">
            <text:p>Pregnancy diet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Diet_preg</text:p>
          </table:table-cell>
          <table:table-cell office:value-type="string" calcext:value-type="string">
            <text:p>h_fastfood_pr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Fast food comsumption during pregnancy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table:number-columns-repeated="2" office:value-type="string" calcext:value-type="string">
            <text:p>Pregnancy diet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SEP_preg</text:p>
          </table:table-cell>
          <table:table-cell office:value-type="string" calcext:value-type="string">
            <text:p>e3_edum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ernal education</text:p>
          </table:table-cell>
          <table:table-cell table:style-name="Default" office:value-type="string" calcext:value-type="string">
            <text:p>0,1,2</text:p>
          </table:table-cell>
          <table:table-cell office:value-type="string" calcext:value-type="string">
            <text:p>Primary school, Secondary school, University degree or higher</text:p>
          </table:table-cell>
          <table:table-cell table:number-columns-repeated="2"/>
          <table:table-cell table:number-columns-repeated="2" office:value-type="string" calcext:value-type="string">
            <text:p>Mothe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SEP_preg</text:p>
          </table:table-cell>
          <table:table-cell office:value-type="string" calcext:value-type="string">
            <text:p>e3_edum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ernal education in 3 categories</text:p>
          </table:table-cell>
          <table:table-cell table:style-name="Default" office:value-type="string" calcext:value-type="string">
            <text:p>0,1,2</text:p>
          </table:table-cell>
          <table:table-cell office:value-type="string" calcext:value-type="string">
            <text:p>Low, Middle, High</text:p>
          </table:table-cell>
          <table:table-cell table:number-columns-repeated="2"/>
          <table:table-cell table:number-columns-repeated="2" office:value-type="string" calcext:value-type="string">
            <text:p>Mothe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SEP_preg</text:p>
          </table:table-cell>
          <table:table-cell office:value-type="string" calcext:value-type="string">
            <text:p>e3_marital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rital status</text:p>
          </table:table-cell>
          <table:table-cell table:style-name="Default" office:value-type="string" calcext:value-type="string">
            <text:p>0,1,2</text:p>
          </table:table-cell>
          <table:table-cell office:value-type="string" calcext:value-type="string">
            <text:p>living with the father, Living alone, Other situation</text:p>
          </table:table-cell>
          <table:table-cell table:number-columns-repeated="2"/>
          <table:table-cell table:number-columns-repeated="2" office:value-type="string" calcext:value-type="string">
            <text:p>Mothe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SEP_preg</text:p>
          </table:table-cell>
          <table:table-cell office:value-type="string" calcext:value-type="string">
            <text:p>e3_se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ocioeconomic status parents</text:p>
          </table:table-cell>
          <table:table-cell table:style-name="Default" office:value-type="string" calcext:value-type="string">
            <text:p>1,2,3</text:p>
          </table:table-cell>
          <table:table-cell office:value-type="string" calcext:value-type="string">
            <text:p>Low income, Medium income, High income</text:p>
          </table:table-cell>
          <table:table-cell table:number-columns-repeated="2"/>
          <table:table-cell table:number-columns-repeated="2" office:value-type="string" calcext:value-type="string">
            <text:p>SocioEco_Statu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SEP_preg</text:p>
          </table:table-cell>
          <table:table-cell office:value-type="string" calcext:value-type="string">
            <text:p>e3_edup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Parental education in 3 categories</text:p>
          </table:table-cell>
          <table:table-cell table:style-name="Default" office:value-type="string" calcext:value-type="string">
            <text:p>0,1,2</text:p>
          </table:table-cell>
          <table:table-cell office:value-type="string" calcext:value-type="string">
            <text:p>Low, Middle, High</text:p>
          </table:table-cell>
          <table:table-cell table:number-columns-repeated="2"/>
          <table:table-cell table:number-columns-repeated="2" office:value-type="string" calcext:value-type="string">
            <text:p>SocioEco_Statu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Smoking_preg</text:p>
          </table:table-cell>
          <table:table-cell office:value-type="string" calcext:value-type="string">
            <text:p>e3_asmokyn_p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ernal active smoking during pregnancy 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No, Yes</text:p>
          </table:table-cell>
          <table:table-cell/>
          <table:table-cell table:style-name="Default"/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Smoking_preg</text:p>
          </table:table-cell>
          <table:table-cell office:value-type="string" calcext:value-type="string">
            <text:p>e3_asmokyn_t1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ernal active smoking during 1st <text:s/>trimester of pregnancy 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No, Yes</text:p>
          </table:table-cell>
          <table:table-cell/>
          <table:table-cell table:style-name="Default"/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Smoking_preg</text:p>
          </table:table-cell>
          <table:table-cell office:value-type="string" calcext:value-type="string">
            <text:p>e3_asmokyn_t2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ernal active smoking during 2nd <text:s/>trimester of pregnancy 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No, Yes</text:p>
          </table:table-cell>
          <table:table-cell/>
          <table:table-cell table:style-name="Default"/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Smoking_preg</text:p>
          </table:table-cell>
          <table:table-cell office:value-type="string" calcext:value-type="string">
            <text:p>e3_asmokyn_t3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ernal active smoking during 3rd <text:s/>trimester of pregnancy 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No, Yes</text:p>
          </table:table-cell>
          <table:table-cell/>
          <table:table-cell table:style-name="Default"/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Smoking_preg</text:p>
          </table:table-cell>
          <table:table-cell office:value-type="string" calcext:value-type="string">
            <text:p>e3_asmokcigd_t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number of cigarettes smoked per day by the mother during 1st trimester of pregnancy</text:p>
          </table:table-cell>
          <table:table-cell table:number-columns-repeated="2"/>
          <table:table-cell table:style-name="Default"/>
          <table:table-cell office:value-type="string" calcext:value-type="string">
            <text:p>Nb / day</text:p>
          </table:table-cell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Smoking_preg</text:p>
          </table:table-cell>
          <table:table-cell office:value-type="string" calcext:value-type="string">
            <text:p>e3_asmokcigd_t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number of cigarettes smoked per day by the mother during 2nd trimester of pregnancy</text:p>
          </table:table-cell>
          <table:table-cell table:number-columns-repeated="2"/>
          <table:table-cell table:style-name="Default"/>
          <table:table-cell office:value-type="string" calcext:value-type="string">
            <text:p>Nb / day</text:p>
          </table:table-cell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Smoking_preg</text:p>
          </table:table-cell>
          <table:table-cell office:value-type="string" calcext:value-type="string">
            <text:p>e3_asmokcigd_t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number of cigarettes smoked per day by the mother during 3rd trimester of pregnancy</text:p>
          </table:table-cell>
          <table:table-cell table:number-columns-repeated="2"/>
          <table:table-cell table:style-name="Default"/>
          <table:table-cell office:value-type="string" calcext:value-type="string">
            <text:p>Nb / day</text:p>
          </table:table-cell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Smoking_preg</text:p>
          </table:table-cell>
          <table:table-cell office:value-type="string" calcext:value-type="string">
            <text:p>e3_psmokanyt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ernal passive smoking during pregnancy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No, Yes</text:p>
          </table:table-cell>
          <table:table-cell/>
          <table:table-cell table:style-name="Default"/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Smoking_preg</text:p>
          </table:table-cell>
          <table:table-cell office:value-type="string" calcext:value-type="string">
            <text:p>e3_psmokt1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ernal passive smoking during 1st trimester of pregnancy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No, Yes</text:p>
          </table:table-cell>
          <table:table-cell/>
          <table:table-cell table:style-name="Default"/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Smoking_preg</text:p>
          </table:table-cell>
          <table:table-cell office:value-type="string" calcext:value-type="string">
            <text:p>e3_psmokt2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ernal passive smoking during 2nd trimester of pregnancy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No, Yes</text:p>
          </table:table-cell>
          <table:table-cell/>
          <table:table-cell table:style-name="Default"/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Smoking_preg</text:p>
          </table:table-cell>
          <table:table-cell office:value-type="string" calcext:value-type="string">
            <text:p>e3_psmokt3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ernal passive smoking during 3rd trimester of pregnancy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No, Yes</text:p>
          </table:table-cell>
          <table:table-cell/>
          <table:table-cell table:style-name="Default"/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Smoking_preg</text:p>
          </table:table-cell>
          <table:table-cell office:value-type="string" calcext:value-type="string">
            <text:p>h_pass_smok_4m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exposure to passive smoking at 4 months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/>
          <table:table-cell table:style-name="Default"/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Smoking_preg</text:p>
          </table:table-cell>
          <table:table-cell office:value-type="string" calcext:value-type="string">
            <text:p>h_pass_smok_8m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exposure to passive smoking at 8 months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/>
          <table:table-cell table:style-name="Default"/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Smoking_preg</text:p>
          </table:table-cell>
          <table:table-cell office:value-type="string" calcext:value-type="string">
            <text:p>h_pass_smok_6m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exposure to passive smoking at 6 months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/>
          <table:table-cell table:style-name="Default"/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Smoking_preg</text:p>
          </table:table-cell>
          <table:table-cell office:value-type="string" calcext:value-type="string">
            <text:p>h_pass_smok_1yr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exposure to passive smoking at 1 year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/>
          <table:table-cell table:style-name="Default"/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Smoking_preg</text:p>
          </table:table-cell>
          <table:table-cell office:value-type="string" calcext:value-type="string">
            <text:p>h_pass_smok_2yr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exposure to passive smoking at 2 years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/>
          <table:table-cell table:style-name="Default"/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Smoking_preg</text:p>
          </table:table-cell>
          <table:table-cell office:value-type="string" calcext:value-type="string">
            <text:p>h_pass_smok_3yr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exposure to passive smoking at 3 years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/>
          <table:table-cell table:style-name="Default"/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Smoking_preg</text:p>
          </table:table-cell>
          <table:table-cell office:value-type="string" calcext:value-type="string">
            <text:p>h_pass_smok_4_5yr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exposure to passive smoking at 4-5 years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/>
          <table:table-cell table:style-name="Default"/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Smoking_preg</text:p>
          </table:table-cell>
          <table:table-cell office:value-type="string" calcext:value-type="string">
            <text:p>h_pass_smok_7yr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exposure to passive smoking at 7 years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/>
          <table:table-cell table:style-name="Default"/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Smoking_preg</text:p>
          </table:table-cell>
          <table:table-cell office:value-type="string" calcext:value-type="string">
            <text:p>h_pass_smok_8yr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exposure to passive smoking at 8 years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/>
          <table:table-cell table:style-name="Default"/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neuropsychologicalDiagnosis_child</text:p>
          </table:table-cell>
          <table:table-cell office:value-type="string" calcext:value-type="string">
            <text:p>hs_neuro_diag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Any previous child neuropsychological diagnosis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No, Yes</text:p>
          </table:table-cell>
          <table:table-cell table:number-columns-repeated="2"/>
          <table:table-cell office:value-type="string" calcext:value-type="string">
            <text:p>nads</text:p>
          </table:table-cell>
          <table:table-cell office:value-type="string" calcext:value-type="string">
            <text:p>Neuropsychological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phospho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hospholipids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phospho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phospholipids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phospho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hospholipids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totchol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otal cholesterol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totchol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total cholesterol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totchol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otal cholesterol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triglyc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riglycerides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triglyc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triglycerides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triglyc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riglycerides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hdlcol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HDL cholesterol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hdlcol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HDL cholesterol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hdlcol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HDL cholesterol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ldlcol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LDL cholesterol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ldlcol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LDL cholesterol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ldlcol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LDL cholesterol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phospho_cper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ercentage of phospholipids in plasma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/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chol_cper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ercentage of cholesterol in plasma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/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triglyc_cper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ercentage of triglycerides in plasma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/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totfat_cper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ercentage of total fat in plasma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/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matrix_clipid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rix used for lipids analysis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Plasma, Serum, Whole blood, Urine</text:p>
          </table:table-cell>
          <table:table-cell table:number-columns-repeated="2"/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k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otassium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k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potass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k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otassium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M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mg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agnesium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mg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agnes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mg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agnesium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M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na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odium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na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sod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na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odium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M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as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Arsenicum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as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arsenic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as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Arsenicum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cd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admium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cd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cadm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cd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admium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co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balt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co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cobalt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co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balt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cs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esium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cs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ces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cs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esium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cu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pper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cu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copper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cu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pper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hg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rcury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hg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ercury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hg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rcury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mn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anganes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mn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anganes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mn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anganese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mo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lybdenum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mo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lybden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mo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lybdenum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pb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Lead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pb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lead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pb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Lead <text:s/>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se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elenium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se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selen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se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elenium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tl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thall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tl_cdich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Dichotomous variable of thallium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Detected, Undetected</text:p>
          </table:table-cell>
          <table:table-cell office:value-type="string" calcext:value-type="string">
            <text:p>Values above the limit of quantification, Values below the limit of quantification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tl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hallium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zn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Zinc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zn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zinc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zn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Zinc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matrix_cmetale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rix used for metales analysis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Plasma, Serum, Whole blood, Urine</text:p>
          </table:table-cell>
          <table:table-cell table:number-columns-repeated="2"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k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otassium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k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potass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g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agnesium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g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agnes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na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odium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na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sod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as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Arsenic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as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arsenic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cd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admium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cd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cadm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co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balt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co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cobalt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cs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aesium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cs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caes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cu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pper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cu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copper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hg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rcury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hg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ercury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n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anganes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n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anganes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o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lybdenum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o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lybden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pb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Lead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pb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lead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se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elenium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se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selen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tl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thall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tl_mdich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Dichotomous variable of thallium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Detected, Undetected</text:p>
          </table:table-cell>
          <table:table-cell office:value-type="string" calcext:value-type="string">
            <text:p>Values above the limit of quantification, Values below the limit of quantification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tl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hallium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zn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Zinc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zn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zinc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atrix_mmetale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rix used for metals analysis</text:p>
          </table:table-cell>
          <table:table-cell office:value-type="string" calcext:value-type="string">
            <text:p>1,2,3,4,5</text:p>
          </table:table-cell>
          <table:table-cell office:value-type="string" calcext:value-type="string">
            <text:p>Plasma, Serum, Whole blood, Urine, Cordblood</text:p>
          </table:table-cell>
          <table:table-cell table:number-columns-repeated="2"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timing_mmetal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Time when metals sample was collected during pregnancy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1<text:span text:style-name="T1">st</text:span> trimester, 2nd trimester, 3rd trimester, Birth</text:p>
          </table:table-cell>
          <table:table-cell table:number-columns-repeated="2"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laboratory_mmetale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Laboratory where metals were analysed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NIPH, INMA, RHEA, EDEN</text:p>
          </table:table-cell>
          <table:table-cell office:value-type="string" calcext:value-type="string">
            <text:p>Norway, Spain, Greece, Franc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e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ethyl phthalat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e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ethyl phthal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e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ethyl phthalate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ib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iso-butyl phthalat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ib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iso-buty phthal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ib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iso-butyl phthalate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nb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n-butyl phthalat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nb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n-butyl phthal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nb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n-butyl phthalate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bz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 benzyl phthalat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bz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 benzyl phthal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bz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 benzyl phthalate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eh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hexyl phthalat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eh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2-ethylhexyl phthal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eh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hexyl phthalate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ehh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-5-hydroxyhexyl phthalat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ehh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2-ethyl-5-hydroxyhexyl phthal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ehh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-5-hydroxyhexyl phthalate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eoh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-5-oxohexyl phthalat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eoh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2-ethyl-5-oxohexyl phthal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eoh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-5-oxohexyl phthalate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ecp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 5-carboxypentyl phthalat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ecp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2-ethyl 5-carboxypentyl phthal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ecp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 5-carboxypentyl phthalate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sumDEHPm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um of DEHP metabolites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sumDEHPm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um of DEHP metabolites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ohmin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4-methyl-7-hydroxyoctyl phthalate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ohmin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4-methyl-7-hydroxyoctyl phthalate 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ohmin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4-methyl-7-hydroxyoctyl phthalate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ohminp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4-methyl-7-hydroxyoctyl phthalate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oxomin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4-methyl-7-oxooctyl phthalate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oxomin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4-methyl-7-oxooctyl phthalate 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oxomin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4-methyl-7-oxooctyl phthalate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oxominp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4-methyl-7-oxooctyl phthalate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atrix_mphthalate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rix used for phthalates analysis</text:p>
          </table:table-cell>
          <table:table-cell office:value-type="string" calcext:value-type="string">
            <text:p>1,2,3,4,5</text:p>
          </table:table-cell>
          <table:table-cell office:value-type="string" calcext:value-type="string">
            <text:p>Plasma, Serum, Whole blood, Urine, Cordblood</text:p>
          </table:table-cell>
          <table:table-cell table:number-columns-repeated="2"/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timing_mphthalate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Time when phthalates sample was collected during pregnancy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1st trimester, 2nd trimester, 3rd trimester, Birth</text:p>
          </table:table-cell>
          <table:table-cell table:number-columns-repeated="2"/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laboratory_mphthalate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Laboratory where phthalates were analysed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NIPH, INMA, RHEA, EDEN</text:p>
          </table:table-cell>
          <table:table-cell office:value-type="string" calcext:value-type="string">
            <text:p>Norway, Spain, Greece, France</text:p>
          </table:table-cell>
          <table:table-cell/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epa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thyl paraben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epa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ethyl paraben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epa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thyl paraben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epa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thyl paraben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etpa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Ethyl paraben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etpa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ethyl paraben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etpa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Ethyl paraben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etpa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Ethyl paraben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prpa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ropyl paraben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prpa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Propyl paraben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prpa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ropyl paraben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prpa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ropyl paraben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bpa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isphenol A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bpa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bisphenol A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bpa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isphenol A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bpa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isphenol A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bupa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-Butyl paraben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bupa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N-Butyl paraben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bupa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-Butyl paraben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bupa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-Butyl paraben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oxbe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Oxybenzo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oxbe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Oxybenzon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oxbe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Oxybenzone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oxbe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Oxybenzone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trcs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riclosan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trcs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triclosan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trcs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riclosan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trcs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riclosan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atrix_mphenol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rix used for phenols analysis</text:p>
          </table:table-cell>
          <table:table-cell office:value-type="string" calcext:value-type="string">
            <text:p>1,2,3,4,5</text:p>
          </table:table-cell>
          <table:table-cell office:value-type="string" calcext:value-type="string">
            <text:p>Plasma, Serum, Whole blood, Urine, Cordblood</text:p>
          </table:table-cell>
          <table:table-cell table:number-columns-repeated="2"/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timing_mphenol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Time when phenols sample was collected during pregnancy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1st trimester, 2nd trimester, 3rd trimester, Birth</text:p>
          </table:table-cell>
          <table:table-cell table:number-columns-repeated="2"/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laboratory_mphenol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Laboratory where phenols were analysed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NIPH, INMA, RHEA, EDEN</text:p>
          </table:table-cell>
          <table:table-cell office:value-type="string" calcext:value-type="string">
            <text:p>Norway, Spain, Greece, France</text:p>
          </table:table-cell>
          <table:table-cell/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dm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phosphat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ml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dm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dimethyl phosph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dm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phosphate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dmp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phosphate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Ng / ml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dmt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thiophosphat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ml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dmt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dimethyl thiophosphate 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dmt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thiophosphate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dmtp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thiophosphate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Ng / ml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dmdt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dithiophosphat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ml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dmdt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dimethyl dithiophosph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dmdtp_mdich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Dichotomous variable of dimethyl dithiophosphate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Detected, Undetected</text:p>
          </table:table-cell>
          <table:table-cell office:value-type="string" calcext:value-type="string">
            <text:p>Values above the limit of quantification, Values below the limit of quantification</text:p>
          </table:table-cell>
          <table:table-cell/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dmdt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dithiophosphate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dmdtp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dithiophosphate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Ng / ml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de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phosphat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ml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de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diethyl phosph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de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phosphate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dep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phosphate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Ng / ml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det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thiophosphat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ml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det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diethyl thiophosph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det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thiophosphate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detp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thiophosphate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Ng / ml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dedt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diethyl dithiophosphate 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dedtp_mdich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Dichotomous variable of diethyl dithiophosphate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Detected, Undetected</text:p>
          </table:table-cell>
          <table:table-cell office:value-type="string" calcext:value-type="string">
            <text:p>Values above the limit of quantification, Values below the limit of quantification</text:p>
          </table:table-cell>
          <table:table-cell/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dedtp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dithiophosphate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Ng / ml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dedtp_mraw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dithiophosphateadjusted for creatinine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atrix_mpesticide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rix used for pesticides analysis</text:p>
          </table:table-cell>
          <table:table-cell office:value-type="string" calcext:value-type="string">
            <text:p>1,2,3,4,5</text:p>
          </table:table-cell>
          <table:table-cell office:value-type="string" calcext:value-type="string">
            <text:p>Plasma, Serum, Whole blood, Urine, Cordblood</text:p>
          </table:table-cell>
          <table:table-cell table:number-columns-repeated="2"/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timing_mpesticide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Time when pesticides sample was collected during pregnancy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1st trimester, 2nd trimester, 3rd trimester, Birth</text:p>
          </table:table-cell>
          <table:table-cell table:number-columns-repeated="2"/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laboratory_mpesticide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Laboratory where pesticides were analysed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NIPH, INMA, RHEA, EDEN</text:p>
          </table:table-cell>
          <table:table-cell office:value-type="string" calcext:value-type="string">
            <text:p>Norway, Spain, Greece, France</text:p>
          </table:table-cell>
          <table:table-cell/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cotinine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tinine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Cotinine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cotinine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cotinin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Cotinine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cotinine_mcat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Dichotomous variable of cotinine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Non-smokers, SHS smokers, Smokers</text:p>
          </table:table-cell>
          <table:table-cell office:value-type="string" calcext:value-type="string">
            <text:p>Values &lt;LOD or cotinine levels &lt;18.5 µg/L, Cotinine levels ≥18.5-50 µg/L, Cotinine levels &gt;50 µg/L</text:p>
          </table:table-cell>
          <table:table-cell/>
          <table:table-cell table:number-columns-repeated="2" office:value-type="string" calcext:value-type="string">
            <text:p>Cotinine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cotinine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tinine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Cotinine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cotinine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tinine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Cotinine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atrix_mcotinin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rix used for the cotinine analysis</text:p>
          </table:table-cell>
          <table:table-cell office:value-type="string" calcext:value-type="string">
            <text:p>1,2,3,4,5</text:p>
          </table:table-cell>
          <table:table-cell office:value-type="string" calcext:value-type="string">
            <text:p>Plasma, Serum, Whole blood, Urine, Cordblood</text:p>
          </table:table-cell>
          <table:table-cell table:number-columns-repeated="2"/>
          <table:table-cell table:number-columns-repeated="2" office:value-type="string" calcext:value-type="string">
            <text:p>Cotinine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timing_mcotinin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Time when cotinine sample was collected during pregnancy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1st trimester, 2nd trimester, 3rd trimester, Birth</text:p>
          </table:table-cell>
          <table:table-cell table:number-columns-repeated="2"/>
          <table:table-cell table:number-columns-repeated="2" office:value-type="string" calcext:value-type="string">
            <text:p>Cotinine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laboratory_mcotinin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Laboratory where cotinine was analysed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NIPH, INMA, RHEA, EDEN</text:p>
          </table:table-cell>
          <table:table-cell office:value-type="string" calcext:value-type="string">
            <text:p>Norway, Spain, Greece, France</text:p>
          </table:table-cell>
          <table:table-cell/>
          <table:table-cell table:number-columns-repeated="2" office:value-type="string" calcext:value-type="string">
            <text:p>Cotinine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creatinine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reatinine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Creatinine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creatinine_m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reatinine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G / L</text:p>
          </table:table-cell>
          <table:table-cell table:number-columns-repeated="2" office:value-type="string" calcext:value-type="string">
            <text:p>Creatinine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creatinine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creatinin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Creatinine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creatinine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reatinine 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Creatinine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atrix_mcreatinin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rix used for the creatinine analysis</text:p>
          </table:table-cell>
          <table:table-cell office:value-type="string" calcext:value-type="string">
            <text:p>1,2,3,4,5</text:p>
          </table:table-cell>
          <table:table-cell office:value-type="string" calcext:value-type="string">
            <text:p>Plasma, Serum, Whole blood, Urine, Cordblood</text:p>
          </table:table-cell>
          <table:table-cell table:number-columns-repeated="2"/>
          <table:table-cell table:number-columns-repeated="2" office:value-type="string" calcext:value-type="string">
            <text:p>Creatinine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timing_mcreatinin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Time when creatinine sample was collected during pregnancy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1st trimester, 2nd trimester, 3rd trimester, Birth</text:p>
          </table:table-cell>
          <table:table-cell table:number-columns-repeated="2"/>
          <table:table-cell table:number-columns-repeated="2" office:value-type="string" calcext:value-type="string">
            <text:p>Creatinine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laboratory_mcreatinin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Laboratory where creatinine was analysed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NIPH, INMA, RHEA, EDEN</text:p>
          </table:table-cell>
          <table:table-cell office:value-type="string" calcext:value-type="string">
            <text:p>Norway, Spain, Greece, France</text:p>
          </table:table-cell>
          <table:table-cell/>
          <table:table-cell table:number-columns-repeated="2" office:value-type="string" calcext:value-type="string">
            <text:p>Creatinine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aternalSEP_preg</text:p>
          </table:table-cell>
          <table:table-cell office:value-type="string" calcext:value-type="string">
            <text:p>e3_eduf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Paternal education</text:p>
          </table:table-cell>
          <table:table-cell table:style-name="Default" office:value-type="string" calcext:value-type="string">
            <text:p>0,1,2</text:p>
          </table:table-cell>
          <table:table-cell office:value-type="string" calcext:value-type="string">
            <text:p>Primary school, Secondary school, University degree or higher</text:p>
          </table:table-cell>
          <table:table-cell table:number-columns-repeated="2"/>
          <table:table-cell table:number-columns-repeated="2" office:value-type="string" calcext:value-type="string">
            <text:p>Fathe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aternalSEP_preg</text:p>
          </table:table-cell>
          <table:table-cell office:value-type="string" calcext:value-type="string">
            <text:p>e3_eduf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Paternal education in 3 categories</text:p>
          </table:table-cell>
          <table:table-cell table:style-name="Default" office:value-type="string" calcext:value-type="string">
            <text:p>0,1,2</text:p>
          </table:table-cell>
          <table:table-cell office:value-type="string" calcext:value-type="string">
            <text:p>Low, Middle, High</text:p>
          </table:table-cell>
          <table:table-cell table:number-columns-repeated="2"/>
          <table:table-cell table:number-columns-repeated="2" office:value-type="string" calcext:value-type="string">
            <text:p>Fathe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qualityTesting_child</text:p>
          </table:table-cell>
          <table:table-cell office:value-type="string" calcext:value-type="string">
            <text:p>hs_qual_test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Quality of the testing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Normal, Some problems, Not usable</text:p>
          </table:table-cell>
          <table:table-cell table:number-columns-repeated="2"/>
          <table:table-cell office:value-type="string" calcext:value-type="string">
            <text:p>nads</text:p>
          </table:table-cell>
          <table:table-cell/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eason_visit</text:p>
          </table:table-cell>
          <table:table-cell office:value-type="string" calcext:value-type="string">
            <text:p>hs_date_neu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 of test</text:p>
          </table:table-cell>
          <table:table-cell table:number-columns-repeated="3"/>
          <table:table-cell office:value-type="string" calcext:value-type="string">
            <text:p>dd/mm/yyyy</text:p>
          </table:table-cell>
          <table:table-cell office:value-type="string" calcext:value-type="string">
            <text:p>nads</text:p>
          </table:table-cell>
          <table:table-cell/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ex_child</text:p>
          </table:table-cell>
          <table:table-cell office:value-type="string" calcext:value-type="string">
            <text:p>hs_sex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’s sex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Male, Female</text:p>
          </table:table-cell>
          <table:table-cell table:number-columns-repeated="2"/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ime_lastMeal</text:p>
          </table:table-cell>
          <table:table-cell office:value-type="string" calcext:value-type="string">
            <text:p>hs_dift_mealblood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fference between blood time extraction and last meal time (raw)</text:p>
          </table:table-cell>
          <table:table-cell table:number-columns-repeated="5"/>
          <table:table-cell office:value-type="string" calcext:value-type="string">
            <text:p>sample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ime_lastMeal</text:p>
          </table:table-cell>
          <table:table-cell office:value-type="string" calcext:value-type="string">
            <text:p>hs_dift_mealblood_imp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Imputed difference between blood time extraction and last meal time</text:p>
          </table:table-cell>
          <table:table-cell table:number-columns-repeated="5"/>
          <table:table-cell office:value-type="string" calcext:value-type="string">
            <text:p>sample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water_chil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haracteristics_child</text:p>
          </table:table-cell>
          <table:table-cell office:value-type="string" calcext:value-type="string">
            <text:p>hs_c_heigh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Height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clinical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aracteristics_child</text:p>
          </table:table-cell>
          <table:table-cell office:value-type="string" calcext:value-type="string">
            <text:p>hs_c_weigh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Weight</text:p>
          </table:table-cell>
          <table:table-cell table:number-columns-repeated="3"/>
          <table:table-cell office:value-type="string" calcext:value-type="string">
            <text:p>kg</text:p>
          </table:table-cell>
          <table:table-cell table:number-columns-repeated="2" office:value-type="string" calcext:value-type="string">
            <text:p>clinical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aracteristics_child</text:p>
          </table:table-cell>
          <table:table-cell office:value-type="string" calcext:value-type="string">
            <text:p>hs_c_bmi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MI</text:p>
          </table:table-cell>
          <table:table-cell table:number-columns-repeated="3"/>
          <table:table-cell office:value-type="string" calcext:value-type="string">
            <text:p>Kg / m^2</text:p>
          </table:table-cell>
          <table:table-cell table:number-columns-repeated="2" office:value-type="string" calcext:value-type="string">
            <text:p>clinical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aracteristics_child</text:p>
          </table:table-cell>
          <table:table-cell office:value-type="string" calcext:value-type="string">
            <text:p>hs_wais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Waist circumference</text:p>
          </table:table-cell>
          <table:table-cell table:number-columns-repeated="3"/>
          <table:table-cell office:value-type="string" calcext:value-type="string">
            <text:p>cm</text:p>
          </table:table-cell>
          <table:table-cell table:number-columns-repeated="2" office:value-type="string" calcext:value-type="string">
            <text:p>clinical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aracteristics_child</text:p>
          </table:table-cell>
          <table:table-cell office:value-type="string" calcext:value-type="string">
            <text:p>hs_midup_ar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id-upper arm circumference</text:p>
          </table:table-cell>
          <table:table-cell table:number-columns-repeated="3"/>
          <table:table-cell office:value-type="string" calcext:value-type="string">
            <text:p>cm</text:p>
          </table:table-cell>
          <table:table-cell table:number-columns-repeated="2" office:value-type="string" calcext:value-type="string">
            <text:p>clinical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aracteristics_child</text:p>
          </table:table-cell>
          <table:table-cell office:value-type="string" calcext:value-type="string">
            <text:p>hs_head_cir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Head circumference</text:p>
          </table:table-cell>
          <table:table-cell table:number-columns-repeated="3"/>
          <table:table-cell office:value-type="string" calcext:value-type="string">
            <text:p>cm</text:p>
          </table:table-cell>
          <table:table-cell table:number-columns-repeated="2" office:value-type="string" calcext:value-type="string">
            <text:p>clinical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 table:number-rows-repeated="1047942">
          <table:table-cell table:number-columns-repeated="1024"/>
        </table:table-row>
        <table:table-row table:style-name="ro2" table:number-rows-repeated="9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E150:Sheet1.F15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61">
      <number:hours/>
      <number:text>:</number:text>
      <number:minutes number:style="long"/>
    </number:time-style>
    <number:time-style style:name="N153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50">
      <number:month/>
      <number:text>/</number:text>
      <number:day/>
      <number:text>/</number:text>
      <number:year number:style="long"/>
    </number:date-style>
    <number:currency-style style:name="N149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9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9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4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currency-style style:name="N141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1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1P2" style:volatile="true">
      <number:currency-symbol/>
      <number:fill-character> </number:fill-character>
      <number:text>- </number:text>
    </number:currency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3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7P2" style:volatile="true">
      <number:text> </number:text>
      <number:fill-character> </number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62">
      <number:number number:decimal-places="1" number:min-decimal-places="1" number:min-integer-digits="1"/>
    </number:number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3P0"/>
    </number:number-style>
    <number:currency-style style:name="N160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6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60P0"/>
    </number:currency-style>
    <number:number-style style:name="N131P0" style:volatile="true">
      <number:number number:decimal-places="0" number:min-decimal-places="0" number:min-integer-digits="1" number:grouping="true"/>
      <number:text> </number:text>
    </number:number-style>
    <number:number-style style:name="N131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time-style style:name="N158">
      <number:hours/>
      <number:text>:</number:text>
      <number:minutes number:style="long"/>
      <number:text> </number:text>
      <number:am-pm/>
    </number:time-style>
    <number:date-style style:name="N12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5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8">
      <number:hours/>
      <number:text>:</number:text>
      <number:minutes number:style="long"/>
      <number:text>:</number:text>
      <number:seconds number:style="long"/>
    </number:time-style>
    <number:date-style style:name="N156">
      <number:month number:textual="true"/>
      <number:text>-</number:text>
      <number:year/>
    </number:dat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5">
      <number:minutes number:style="long"/>
      <number:text>:</number:text>
      <number:seconds number:style="long" number:decimal-places="1"/>
    </number:time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54">
      <number:day/>
      <number:text>-</number:text>
      <number:month number:textual="true"/>
    </number:date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date-style style:name="N152">
      <number:day/>
      <number:text>-</number:text>
      <number:month number:textual="true"/>
      <number:text>-</number:text>
      <number:year/>
    </number:date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time-style style:name="N151">
      <number:minutes number:style="long"/>
      <number:text>:</number:text>
      <number:seconds number:style="long"/>
    </number:time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3T09:30:59.488074813</meta:creation-date>
    <meta:generator>LibreOffice/7.3.7.2$Linux_X86_64 LibreOffice_project/30$Build-2</meta:generator>
    <dc:date>2023-04-20T13:49:05.637514689</dc:date>
    <meta:editing-duration>P4DT12H14M4S</meta:editing-duration>
    <meta:editing-cycles>92</meta:editing-cycles>
    <meta:document-statistic meta:table-count="1" meta:cell-count="4642" meta:object-count="0"/>
  </office:meta>
</office:document-meta>
</file>